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Rand_FeatureFileAllMT_Reg-weka.filters.unsupervised.attribute.Remove-R1-28,30,32-43</text:p>
      <text:p text:style-name="Standard">Instances: <text:s text:c="3"/>1000</text:p>
      <text:p text:style-name="Standard">Attributes: <text:s text:c="2"/>2</text:p>
      <text:p text:style-name="Standard"><text:s text:c="14"/>MeanSimLabel</text:p>
      <text:p text:style-name="Standard"><text:s text:c="14"/>UMBC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6"/>3.8942 * UMBC +</text:p>
      <text:p text:style-name="Standard"><text:s text:c="6"/>0.3508</text:p>
      <text:p text:style-name="Standard"/>
      <text:p text:style-name="Standard">Time taken to build model: 0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2.4,1.166,-1.234</text:p>
      <text:p text:style-name="Standard">2,3.8,1.703,-2.097</text:p>
      <text:p text:style-name="Standard">3,0.6,1.143,0.543</text:p>
      <text:p text:style-name="Standard">4,2.833,2.757,-0.076</text:p>
      <text:p text:style-name="Standard">5,3.2,2.718,-0.482</text:p>
      <text:p text:style-name="Standard">6,1.2,2.159,0.959</text:p>
      <text:p text:style-name="Standard">7,2.5,1.847,-0.653</text:p>
      <text:p text:style-name="Standard">8,0.429,1.824,1.395</text:p>
      <text:p text:style-name="Standard">9,2.2,1.556,-0.644</text:p>
      <text:p text:style-name="Standard">10,3,2.094,-0.906</text:p>
      <text:p text:style-name="Standard">11,0,0.603,0.603</text:p>
      <text:p text:style-name="Standard">12,1.2,1.729,0.529</text:p>
      <text:p text:style-name="Standard">13,3.25,1.541,-1.709</text:p>
      <text:p text:style-name="Standard">14,2.333,2.146,-0.187</text:p>
      <text:p text:style-name="Standard">15,2.2,1.48,-0.72</text:p>
      <text:p text:style-name="Standard">16,2,2.156,0.156</text:p>
      <text:p text:style-name="Standard">17,2,2.459,0.459</text:p>
      <text:p text:style-name="Standard">18,1.167,1.719,0.553</text:p>
      <text:p text:style-name="Standard">19,2,1.674,-0.326</text:p>
      <text:p text:style-name="Standard">20,3,2.471,-0.529</text:p>
      <text:p text:style-name="Standard">21,1.75,1.78,0.03</text:p>
      <text:p text:style-name="Standard">22,0.75,2.379,1.629</text:p>
      <text:p text:style-name="Standard">23,4.4,2.311,-2.089</text:p>
      <text:p text:style-name="Standard">24,0.8,2.051,1.251</text:p>
      <text:p text:style-name="Standard">25,2,1.923,-0.077</text:p>
      <text:p text:style-name="Standard">26,1,1.708,0.708</text:p>
      <text:p text:style-name="Standard"><text:soft-page-break/>27,0.4,1.787,1.387</text:p>
      <text:p text:style-name="Standard">28,2.167,2.065,-0.102</text:p>
      <text:p text:style-name="Standard">29,0.6,1.95,1.35</text:p>
      <text:p text:style-name="Standard">30,3.4,2.099,-1.301</text:p>
      <text:p text:style-name="Standard">31,2.5,1.58,-0.92</text:p>
      <text:p text:style-name="Standard">32,1.2,1.949,0.749</text:p>
      <text:p text:style-name="Standard">33,3.2,1.743,-1.457</text:p>
      <text:p text:style-name="Standard">34,1.25,2.756,1.506</text:p>
      <text:p text:style-name="Standard">35,2.6,2.565,-0.035</text:p>
      <text:p text:style-name="Standard">36,2.429,1.782,-0.646</text:p>
      <text:p text:style-name="Standard">37,0.4,2.353,1.953</text:p>
      <text:p text:style-name="Standard">38,1.4,1.555,0.155</text:p>
      <text:p text:style-name="Standard">39,1.8,0.791,-1.009</text:p>
      <text:p text:style-name="Standard">40,4.6,2.4,-2.2</text:p>
      <text:p text:style-name="Standard">41,3.8,2.242,-1.558</text:p>
      <text:p text:style-name="Standard">42,3.333,1.574,-1.759</text:p>
      <text:p text:style-name="Standard">43,2,2.169,0.169</text:p>
      <text:p text:style-name="Standard">44,2,1.956,-0.044</text:p>
      <text:p text:style-name="Standard">45,2,1.535,-0.465</text:p>
      <text:p text:style-name="Standard">46,0.4,1.791,1.391</text:p>
      <text:p text:style-name="Standard">47,0,1.52,1.52</text:p>
      <text:p text:style-name="Standard">48,1.6,2.284,0.684</text:p>
      <text:p text:style-name="Standard">49,1,1.841,0.841</text:p>
      <text:p text:style-name="Standard">50,2.167,1.914,-0.252</text:p>
      <text:p text:style-name="Standard">51,3.2,2.143,-1.057</text:p>
      <text:p text:style-name="Standard">52,4.5,2.243,-2.257</text:p>
      <text:p text:style-name="Standard">53,3.2,2.21,-0.99</text:p>
      <text:p text:style-name="Standard">54,2.8,2.832,0.032</text:p>
      <text:p text:style-name="Standard">55,3.2,2.623,-0.577</text:p>
      <text:p text:style-name="Standard">56,3.333,1.453,-1.88</text:p>
      <text:p text:style-name="Standard">57,0.2,0.48,0.28</text:p>
      <text:p text:style-name="Standard">58,3.833,1.865,-1.968</text:p>
      <text:p text:style-name="Standard">59,0.6,1.727,1.127</text:p>
      <text:p text:style-name="Standard">60,3,2.18,-0.82</text:p>
      <text:p text:style-name="Standard">61,0,0.718,0.718</text:p>
      <text:p text:style-name="Standard">62,0,0.656,0.656</text:p>
      <text:p text:style-name="Standard">63,0.333,1.606,1.273</text:p>
      <text:p text:style-name="Standard">64,2,1.753,-0.247</text:p>
      <text:p text:style-name="Standard">65,1.6,1.811,0.211</text:p>
      <text:p text:style-name="Standard">66,1.6,2.051,0.451</text:p>
      <text:p text:style-name="Standard">67,2.833,2.193,-0.64</text:p>
      <text:p text:style-name="Standard">68,2.5,1.534,-0.966</text:p>
      <text:p text:style-name="Standard">69,0.8,1.554,0.754</text:p>
      <text:p text:style-name="Standard">70,3.6,2.532,-1.068</text:p>
      <text:p text:style-name="Standard">71,3.333,1.938,-1.395</text:p>
      <text:p text:style-name="Standard">72,3.4,1.657,-1.743</text:p>
      <text:p text:style-name="Standard">73,3.167,2.543,-0.624</text:p>
      <text:p text:style-name="Standard">74,1.2,3.076,1.876</text:p>
      <text:p text:style-name="Standard">75,4,2.543,-1.457</text:p>
      <text:p text:style-name="Standard">76,1.167,1.818,0.652</text:p>
      <text:p text:style-name="Standard">77,2.5,2.107,-0.393</text:p>
      <text:p text:style-name="Standard"><text:soft-page-break/>78,1,1.837,0.837</text:p>
      <text:p text:style-name="Standard">79,3.167,2.668,-0.499</text:p>
      <text:p text:style-name="Standard">80,0.25,0.494,0.244</text:p>
      <text:p text:style-name="Standard">81,1,1.686,0.686</text:p>
      <text:p text:style-name="Standard">82,1.4,1.994,0.594</text:p>
      <text:p text:style-name="Standard">83,2.5,1.783,-0.717</text:p>
      <text:p text:style-name="Standard">84,2,1.754,-0.246</text:p>
      <text:p text:style-name="Standard">85,1.833,1.48,-0.353</text:p>
      <text:p text:style-name="Standard">86,3.667,2.49,-1.176</text:p>
      <text:p text:style-name="Standard">87,2.8,1.412,-1.388</text:p>
      <text:p text:style-name="Standard">88,1.667,2.337,0.671</text:p>
      <text:p text:style-name="Standard">89,1.286,2.954,1.669</text:p>
      <text:p text:style-name="Standard">90,1.333,2.136,0.803</text:p>
      <text:p text:style-name="Standard">91,2.8,1.76,-1.04</text:p>
      <text:p text:style-name="Standard">92,1.75,1.458,-0.292</text:p>
      <text:p text:style-name="Standard">93,3,1.86,-1.14</text:p>
      <text:p text:style-name="Standard">94,3.167,2.011,-1.155</text:p>
      <text:p text:style-name="Standard">95,2.667,1.701,-0.966</text:p>
      <text:p text:style-name="Standard">96,2.4,1.966,-0.434</text:p>
      <text:p text:style-name="Standard">97,0.5,1.436,0.936</text:p>
      <text:p text:style-name="Standard">98,2.2,2.173,-0.027</text:p>
      <text:p text:style-name="Standard">99,3.6,2.312,-1.288</text:p>
      <text:p text:style-name="Standard">100,2.2,1.848,-0.352</text:p>
      <text:p text:style-name="Standard">1,1.167,1.741,0.574</text:p>
      <text:p text:style-name="Standard">2,1.6,2.467,0.867</text:p>
      <text:p text:style-name="Standard">3,4.167,2.419,-1.748</text:p>
      <text:p text:style-name="Standard">4,1.6,2.515,0.915</text:p>
      <text:p text:style-name="Standard">5,0.833,1.655,0.821</text:p>
      <text:p text:style-name="Standard">6,2,2.344,0.344</text:p>
      <text:p text:style-name="Standard">7,1.5,1.813,0.313</text:p>
      <text:p text:style-name="Standard">8,2.2,1.559,-0.641</text:p>
      <text:p text:style-name="Standard">9,0.5,1.912,1.412</text:p>
      <text:p text:style-name="Standard">10,1.167,2.033,0.867</text:p>
      <text:p text:style-name="Standard">11,2.2,1.783,-0.417</text:p>
      <text:p text:style-name="Standard">12,2,2.531,0.531</text:p>
      <text:p text:style-name="Standard">13,2.25,2.408,0.158</text:p>
      <text:p text:style-name="Standard">14,2.8,1.534,-1.266</text:p>
      <text:p text:style-name="Standard">15,3.75,1.735,-2.015</text:p>
      <text:p text:style-name="Standard">16,2.8,2.378,-0.422</text:p>
      <text:p text:style-name="Standard">17,3.333,1.628,-1.705</text:p>
      <text:p text:style-name="Standard">18,2.25,1.651,-0.599</text:p>
      <text:p text:style-name="Standard">19,1.2,2.003,0.803</text:p>
      <text:p text:style-name="Standard">20,0.4,1.649,1.249</text:p>
      <text:p text:style-name="Standard">21,3,2.586,-0.414</text:p>
      <text:p text:style-name="Standard">22,1.333,1.194,-0.139</text:p>
      <text:p text:style-name="Standard">23,2.667,2.161,-0.506</text:p>
      <text:p text:style-name="Standard">24,2.2,2.089,-0.111</text:p>
      <text:p text:style-name="Standard">25,4.25,2.995,-1.255</text:p>
      <text:p text:style-name="Standard">26,0.4,2.237,1.837</text:p>
      <text:p text:style-name="Standard">27,3.333,2.66,-0.674</text:p>
      <text:p text:style-name="Standard">28,1,1.81,0.81</text:p>
      <text:p text:style-name="Standard"><text:soft-page-break/>29,1.6,1.855,0.255</text:p>
      <text:p text:style-name="Standard">30,2.2,1.57,-0.63</text:p>
      <text:p text:style-name="Standard">31,2,2.488,0.488</text:p>
      <text:p text:style-name="Standard">32,0.833,1.604,0.771</text:p>
      <text:p text:style-name="Standard">33,1.4,2.235,0.835</text:p>
      <text:p text:style-name="Standard">34,0.5,1.164,0.664</text:p>
      <text:p text:style-name="Standard">35,2.2,2.718,0.518</text:p>
      <text:p text:style-name="Standard">36,2.8,2.537,-0.263</text:p>
      <text:p text:style-name="Standard">37,0.8,1.461,0.661</text:p>
      <text:p text:style-name="Standard">38,1.8,1.842,0.042</text:p>
      <text:p text:style-name="Standard">39,4.4,2.784,-1.616</text:p>
      <text:p text:style-name="Standard">40,3.4,2.536,-0.864</text:p>
      <text:p text:style-name="Standard">41,2.6,1.966,-0.634</text:p>
      <text:p text:style-name="Standard">42,1.167,2.06,0.893</text:p>
      <text:p text:style-name="Standard">43,0.6,1.595,0.995</text:p>
      <text:p text:style-name="Standard">44,2.2,2.605,0.405</text:p>
      <text:p text:style-name="Standard">45,4.6,2.691,-1.909</text:p>
      <text:p text:style-name="Standard">46,1.2,2.087,0.887</text:p>
      <text:p text:style-name="Standard">47,0.167,1.823,1.656</text:p>
      <text:p text:style-name="Standard">48,1,1.764,0.764</text:p>
      <text:p text:style-name="Standard">49,1.2,2.348,1.148</text:p>
      <text:p text:style-name="Standard">50,1.75,1.676,-0.074</text:p>
      <text:p text:style-name="Standard">51,0.25,1.586,1.336</text:p>
      <text:p text:style-name="Standard">52,4,2.285,-1.715</text:p>
      <text:p text:style-name="Standard">53,1,2.531,1.531</text:p>
      <text:p text:style-name="Standard">54,2.667,1.772,-0.895</text:p>
      <text:p text:style-name="Standard">55,1.75,1.736,-0.014</text:p>
      <text:p text:style-name="Standard">56,3,2.487,-0.513</text:p>
      <text:p text:style-name="Standard">57,3,2.551,-0.449</text:p>
      <text:p text:style-name="Standard">58,2.5,2.627,0.127</text:p>
      <text:p text:style-name="Standard">59,3,2.026,-0.974</text:p>
      <text:p text:style-name="Standard">60,1.2,2.63,1.43</text:p>
      <text:p text:style-name="Standard">61,3.2,2.129,-1.071</text:p>
      <text:p text:style-name="Standard">62,1.167,2.149,0.983</text:p>
      <text:p text:style-name="Standard">63,1.833,1.653,-0.181</text:p>
      <text:p text:style-name="Standard">64,0.2,1.845,1.645</text:p>
      <text:p text:style-name="Standard">65,3.25,2.95,-0.3</text:p>
      <text:p text:style-name="Standard">66,2.667,1.508,-1.159</text:p>
      <text:p text:style-name="Standard">67,1,2.418,1.418</text:p>
      <text:p text:style-name="Standard">68,3.8,1.76,-2.04</text:p>
      <text:p text:style-name="Standard">69,0.333,1.544,1.211</text:p>
      <text:p text:style-name="Standard">70,1.6,2.377,0.777</text:p>
      <text:p text:style-name="Standard">71,0.667,1.924,1.257</text:p>
      <text:p text:style-name="Standard">72,0,0.693,0.693</text:p>
      <text:p text:style-name="Standard">73,3,1.686,-1.314</text:p>
      <text:p text:style-name="Standard">74,1,1.778,0.778</text:p>
      <text:p text:style-name="Standard">75,2.4,1.525,-0.875</text:p>
      <text:p text:style-name="Standard">76,3.6,2.755,-0.845</text:p>
      <text:p text:style-name="Standard">77,1.4,1.78,0.38</text:p>
      <text:p text:style-name="Standard">78,1.833,1.782,-0.051</text:p>
      <text:p text:style-name="Standard">79,4.333,2.327,-2.006</text:p>
      <text:p text:style-name="Standard"><text:soft-page-break/>80,5,2.448,-2.552</text:p>
      <text:p text:style-name="Standard">81,0.6,1.788,1.188</text:p>
      <text:p text:style-name="Standard">82,2.833,1.949,-0.885</text:p>
      <text:p text:style-name="Standard">83,0.5,1.631,1.131</text:p>
      <text:p text:style-name="Standard">84,1.333,2.146,0.813</text:p>
      <text:p text:style-name="Standard">85,1.6,2.6,1</text:p>
      <text:p text:style-name="Standard">86,2.333,1.241,-1.093</text:p>
      <text:p text:style-name="Standard">87,1.4,2.225,0.825</text:p>
      <text:p text:style-name="Standard">88,1.5,1.696,0.196</text:p>
      <text:p text:style-name="Standard">89,1,2.527,1.527</text:p>
      <text:p text:style-name="Standard">90,0,1.673,1.673</text:p>
      <text:p text:style-name="Standard">91,0.5,0.872,0.372</text:p>
      <text:p text:style-name="Standard">92,2.6,1.522,-1.078</text:p>
      <text:p text:style-name="Standard">93,2,1.891,-0.109</text:p>
      <text:p text:style-name="Standard">94,3,3.217,0.217</text:p>
      <text:p text:style-name="Standard">95,1.4,1.902,0.502</text:p>
      <text:p text:style-name="Standard">96,0.667,1.326,0.659</text:p>
      <text:p text:style-name="Standard">97,2.2,1.071,-1.129</text:p>
      <text:p text:style-name="Standard">98,2.25,1.545,-0.705</text:p>
      <text:p text:style-name="Standard">99,2.333,2.673,0.34</text:p>
      <text:p text:style-name="Standard">100,0.6,1.767,1.167</text:p>
      <text:p text:style-name="Standard">1,1.4,2.231,0.831</text:p>
      <text:p text:style-name="Standard">2,0.2,0.613,0.413</text:p>
      <text:p text:style-name="Standard">3,4.167,1.364,-2.803</text:p>
      <text:p text:style-name="Standard">4,0.75,1.492,0.742</text:p>
      <text:p text:style-name="Standard">5,1.5,1.947,0.447</text:p>
      <text:p text:style-name="Standard">6,2.8,3.259,0.459</text:p>
      <text:p text:style-name="Standard">7,2.333,2.541,0.208</text:p>
      <text:p text:style-name="Standard">8,3.6,2.473,-1.127</text:p>
      <text:p text:style-name="Standard">9,1.25,2.158,0.908</text:p>
      <text:p text:style-name="Standard">10,2.833,2.341,-0.492</text:p>
      <text:p text:style-name="Standard">11,0.8,1.717,0.917</text:p>
      <text:p text:style-name="Standard">12,0.167,1.447,1.281</text:p>
      <text:p text:style-name="Standard">13,2.4,2.632,0.232</text:p>
      <text:p text:style-name="Standard">14,2.8,2.547,-0.253</text:p>
      <text:p text:style-name="Standard">15,0.6,1.853,1.253</text:p>
      <text:p text:style-name="Standard">16,1.75,1.684,-0.066</text:p>
      <text:p text:style-name="Standard">17,1.5,2.185,0.685</text:p>
      <text:p text:style-name="Standard">18,0.667,1.438,0.771</text:p>
      <text:p text:style-name="Standard">19,0.4,2.433,2.033</text:p>
      <text:p text:style-name="Standard">20,0,1.533,1.533</text:p>
      <text:p text:style-name="Standard">21,0.2,0.976,0.776</text:p>
      <text:p text:style-name="Standard">22,2,2.473,0.473</text:p>
      <text:p text:style-name="Standard">23,0.6,2.086,1.486</text:p>
      <text:p text:style-name="Standard">24,4.2,3.121,-1.079</text:p>
      <text:p text:style-name="Standard">25,3.333,3.177,-0.156</text:p>
      <text:p text:style-name="Standard">26,3,2.064,-0.936</text:p>
      <text:p text:style-name="Standard">27,1.4,2.192,0.792</text:p>
      <text:p text:style-name="Standard">28,1.2,1.818,0.618</text:p>
      <text:p text:style-name="Standard">29,2.25,1.117,-1.133</text:p>
      <text:p text:style-name="Standard">30,3.2,2.832,-0.368</text:p>
      <text:p text:style-name="Standard"><text:soft-page-break/>31,1.6,1.946,0.346</text:p>
      <text:p text:style-name="Standard">32,3.4,2.251,-1.149</text:p>
      <text:p text:style-name="Standard">33,1.4,2.038,0.638</text:p>
      <text:p text:style-name="Standard">34,3,1.771,-1.229</text:p>
      <text:p text:style-name="Standard">35,3.5,1.348,-2.152</text:p>
      <text:p text:style-name="Standard">36,2.2,1.561,-0.639</text:p>
      <text:p text:style-name="Standard">37,2,1.843,-0.157</text:p>
      <text:p text:style-name="Standard">38,1.6,2.112,0.512</text:p>
      <text:p text:style-name="Standard">39,1,2.215,1.215</text:p>
      <text:p text:style-name="Standard">40,2,2.277,0.277</text:p>
      <text:p text:style-name="Standard">41,2.4,2.381,-0.019</text:p>
      <text:p text:style-name="Standard">42,1.333,1.468,0.135</text:p>
      <text:p text:style-name="Standard">43,3,3.117,0.117</text:p>
      <text:p text:style-name="Standard">44,3.4,2.72,-0.68</text:p>
      <text:p text:style-name="Standard">45,3.333,3.019,-0.315</text:p>
      <text:p text:style-name="Standard">46,1.6,2.411,0.811</text:p>
      <text:p text:style-name="Standard">47,1,1.256,0.256</text:p>
      <text:p text:style-name="Standard">48,1.2,1.665,0.465</text:p>
      <text:p text:style-name="Standard">49,4.6,2.481,-2.119</text:p>
      <text:p text:style-name="Standard">50,4.2,1.783,-2.417</text:p>
      <text:p text:style-name="Standard">51,3.2,3.081,-0.119</text:p>
      <text:p text:style-name="Standard">52,1.167,2.462,1.295</text:p>
      <text:p text:style-name="Standard">53,1.6,1.472,-0.128</text:p>
      <text:p text:style-name="Standard">54,1,1.253,0.253</text:p>
      <text:p text:style-name="Standard">55,1.4,2.455,1.055</text:p>
      <text:p text:style-name="Standard">56,1.5,1.282,-0.218</text:p>
      <text:p text:style-name="Standard">57,1.4,2.214,0.814</text:p>
      <text:p text:style-name="Standard">58,4.5,2.382,-2.118</text:p>
      <text:p text:style-name="Standard">59,4,2.801,-1.199</text:p>
      <text:p text:style-name="Standard">60,1,1.959,0.959</text:p>
      <text:p text:style-name="Standard">61,3,2.456,-0.544</text:p>
      <text:p text:style-name="Standard">62,2,2.258,0.258</text:p>
      <text:p text:style-name="Standard">63,1.8,2.008,0.208</text:p>
      <text:p text:style-name="Standard">64,4.667,1.625,-3.042</text:p>
      <text:p text:style-name="Standard">65,2,2.182,0.182</text:p>
      <text:p text:style-name="Standard">66,1.8,2.459,0.659</text:p>
      <text:p text:style-name="Standard">67,1.6,2.071,0.471</text:p>
      <text:p text:style-name="Standard">68,1.833,1.544,-0.289</text:p>
      <text:p text:style-name="Standard">69,2.6,2.266,-0.334</text:p>
      <text:p text:style-name="Standard">70,1.2,2.165,0.965</text:p>
      <text:p text:style-name="Standard">71,1,1.962,0.962</text:p>
      <text:p text:style-name="Standard">72,2,1.807,-0.193</text:p>
      <text:p text:style-name="Standard">73,3.167,1.908,-1.259</text:p>
      <text:p text:style-name="Standard">74,1.6,2.141,0.541</text:p>
      <text:p text:style-name="Standard">75,4.2,2.848,-1.352</text:p>
      <text:p text:style-name="Standard">76,2,2.712,0.712</text:p>
      <text:p text:style-name="Standard">77,0.6,1.447,0.847</text:p>
      <text:p text:style-name="Standard">78,2,1.918,-0.082</text:p>
      <text:p text:style-name="Standard">79,3.6,2.908,-0.692</text:p>
      <text:p text:style-name="Standard">80,0.2,2.04,1.84</text:p>
      <text:p text:style-name="Standard">81,2.8,1.738,-1.062</text:p>
      <text:p text:style-name="Standard"><text:soft-page-break/>82,4.4,2.885,-1.515</text:p>
      <text:p text:style-name="Standard">83,1.167,2.046,0.88</text:p>
      <text:p text:style-name="Standard">84,2.833,2.602,-0.231</text:p>
      <text:p text:style-name="Standard">85,3.167,2.001,-1.165</text:p>
      <text:p text:style-name="Standard">86,1.6,2.144,0.544</text:p>
      <text:p text:style-name="Standard">87,0,1.846,1.846</text:p>
      <text:p text:style-name="Standard">88,1.429,1.781,0.353</text:p>
      <text:p text:style-name="Standard">89,2.167,1.84,-0.326</text:p>
      <text:p text:style-name="Standard">90,1.8,0.811,-0.989</text:p>
      <text:p text:style-name="Standard">91,3,2.035,-0.965</text:p>
      <text:p text:style-name="Standard">92,0.4,1.872,1.472</text:p>
      <text:p text:style-name="Standard">93,3,1.889,-1.111</text:p>
      <text:p text:style-name="Standard">94,0.4,0.77,0.37</text:p>
      <text:p text:style-name="Standard">95,1.5,1.735,0.235</text:p>
      <text:p text:style-name="Standard">96,1.5,2.215,0.715</text:p>
      <text:p text:style-name="Standard">97,0.2,2.245,2.045</text:p>
      <text:p text:style-name="Standard">98,3.833,3.178,-0.655</text:p>
      <text:p text:style-name="Standard">99,1.6,0.981,-0.619</text:p>
      <text:p text:style-name="Standard">100,4.2,3.721,-0.479</text:p>
      <text:p text:style-name="Standard">1,4.5,2.636,-1.864</text:p>
      <text:p text:style-name="Standard">2,4.167,2.59,-1.577</text:p>
      <text:p text:style-name="Standard">3,1.5,1.94,0.44</text:p>
      <text:p text:style-name="Standard">4,2.2,2.592,0.392</text:p>
      <text:p text:style-name="Standard">5,4.4,2.292,-2.108</text:p>
      <text:p text:style-name="Standard">6,2.2,2.595,0.395</text:p>
      <text:p text:style-name="Standard">7,3.2,3.155,-0.045</text:p>
      <text:p text:style-name="Standard">8,0,0.431,0.431</text:p>
      <text:p text:style-name="Standard">9,1.2,1.858,0.658</text:p>
      <text:p text:style-name="Standard">10,1.4,1.524,0.124</text:p>
      <text:p text:style-name="Standard">11,0.2,1.011,0.811</text:p>
      <text:p text:style-name="Standard">12,3.75,2.275,-1.475</text:p>
      <text:p text:style-name="Standard">13,3.2,1.576,-1.624</text:p>
      <text:p text:style-name="Standard">14,0,0.858,0.858</text:p>
      <text:p text:style-name="Standard">15,3,1.934,-1.066</text:p>
      <text:p text:style-name="Standard">16,1,1.618,0.618</text:p>
      <text:p text:style-name="Standard">17,3.167,1.327,-1.84</text:p>
      <text:p text:style-name="Standard">18,4.2,1.952,-2.248</text:p>
      <text:p text:style-name="Standard">19,3.667,2.269,-1.398</text:p>
      <text:p text:style-name="Standard">20,0.6,1.423,0.823</text:p>
      <text:p text:style-name="Standard">21,2.143,2.217,0.074</text:p>
      <text:p text:style-name="Standard">22,0,1.857,1.857</text:p>
      <text:p text:style-name="Standard">23,0.333,1.513,1.179</text:p>
      <text:p text:style-name="Standard">24,2,2.286,0.286</text:p>
      <text:p text:style-name="Standard">25,1.5,2.261,0.761</text:p>
      <text:p text:style-name="Standard">26,2.8,1.789,-1.011</text:p>
      <text:p text:style-name="Standard">27,4.167,2.576,-1.591</text:p>
      <text:p text:style-name="Standard">28,0.8,1.724,0.924</text:p>
      <text:p text:style-name="Standard">29,0,0.72,0.72</text:p>
      <text:p text:style-name="Standard">30,1.167,2.165,0.999</text:p>
      <text:p text:style-name="Standard">31,1.833,2.835,1.002</text:p>
      <text:p text:style-name="Standard">32,2,2.448,0.448</text:p>
      <text:p text:style-name="Standard"><text:soft-page-break/>33,1.167,2.009,0.842</text:p>
      <text:p text:style-name="Standard">34,1.75,2.419,0.669</text:p>
      <text:p text:style-name="Standard">35,2,1.129,-0.871</text:p>
      <text:p text:style-name="Standard">36,2.6,2.142,-0.458</text:p>
      <text:p text:style-name="Standard">37,1,2.066,1.066</text:p>
      <text:p text:style-name="Standard">38,2.2,1.765,-0.435</text:p>
      <text:p text:style-name="Standard">39,1.333,1.699,0.366</text:p>
      <text:p text:style-name="Standard">40,0.2,0.8,0.6</text:p>
      <text:p text:style-name="Standard">41,2.8,1.448,-1.352</text:p>
      <text:p text:style-name="Standard">42,0,0.365,0.365</text:p>
      <text:p text:style-name="Standard">43,3,1.598,-1.402</text:p>
      <text:p text:style-name="Standard">44,1.667,2.059,0.392</text:p>
      <text:p text:style-name="Standard">45,3.2,2.601,-0.599</text:p>
      <text:p text:style-name="Standard">46,0,0.508,0.508</text:p>
      <text:p text:style-name="Standard">47,4.833,3.23,-1.603</text:p>
      <text:p text:style-name="Standard">48,3.333,2.35,-0.983</text:p>
      <text:p text:style-name="Standard">49,0,0.677,0.677</text:p>
      <text:p text:style-name="Standard">50,1.6,2.129,0.529</text:p>
      <text:p text:style-name="Standard">51,1.333,3.127,1.794</text:p>
      <text:p text:style-name="Standard">52,4.2,2.237,-1.963</text:p>
      <text:p text:style-name="Standard">53,3.4,1.985,-1.415</text:p>
      <text:p text:style-name="Standard">54,2,1.785,-0.215</text:p>
      <text:p text:style-name="Standard">55,1.6,2.173,0.573</text:p>
      <text:p text:style-name="Standard">56,3.4,1.725,-1.675</text:p>
      <text:p text:style-name="Standard">57,2.6,3.155,0.555</text:p>
      <text:p text:style-name="Standard">58,4.2,2.105,-2.095</text:p>
      <text:p text:style-name="Standard">59,2.8,2.209,-0.591</text:p>
      <text:p text:style-name="Standard">60,3.2,2.264,-0.936</text:p>
      <text:p text:style-name="Standard">61,1.4,1.972,0.572</text:p>
      <text:p text:style-name="Standard">62,1.5,1.774,0.274</text:p>
      <text:p text:style-name="Standard">63,2.8,1.39,-1.41</text:p>
      <text:p text:style-name="Standard">64,0.2,1.529,1.329</text:p>
      <text:p text:style-name="Standard">65,0.5,2.165,1.665</text:p>
      <text:p text:style-name="Standard">66,2.8,2.605,-0.195</text:p>
      <text:p text:style-name="Standard">67,2.2,2.215,0.015</text:p>
      <text:p text:style-name="Standard">68,3,2.21,-0.79</text:p>
      <text:p text:style-name="Standard">69,1.75,1.118,-0.632</text:p>
      <text:p text:style-name="Standard">70,2.833,2.227,-0.606</text:p>
      <text:p text:style-name="Standard">71,0.5,0.643,0.143</text:p>
      <text:p text:style-name="Standard">72,3,2.026,-0.974</text:p>
      <text:p text:style-name="Standard">73,1.167,1.801,0.634</text:p>
      <text:p text:style-name="Standard">74,1.4,2.533,1.133</text:p>
      <text:p text:style-name="Standard">75,0.25,0.798,0.548</text:p>
      <text:p text:style-name="Standard">76,1.8,2.29,0.49</text:p>
      <text:p text:style-name="Standard">77,1.5,2.288,0.788</text:p>
      <text:p text:style-name="Standard">78,2.4,1.985,-0.415</text:p>
      <text:p text:style-name="Standard">79,1.4,1.574,0.174</text:p>
      <text:p text:style-name="Standard">80,2.333,1.626,-0.707</text:p>
      <text:p text:style-name="Standard">81,1.8,1.665,-0.135</text:p>
      <text:p text:style-name="Standard">82,2,2.955,0.955</text:p>
      <text:p text:style-name="Standard">83,1.167,1.622,0.456</text:p>
      <text:p text:style-name="Standard"><text:soft-page-break/>84,0.6,2.43,1.83</text:p>
      <text:p text:style-name="Standard">85,2.333,2.973,0.639</text:p>
      <text:p text:style-name="Standard">86,1.667,2.188,0.521</text:p>
      <text:p text:style-name="Standard">87,0.5,2.115,1.615</text:p>
      <text:p text:style-name="Standard">88,5,3.57,-1.43</text:p>
      <text:p text:style-name="Standard">89,0.667,1.696,1.029</text:p>
      <text:p text:style-name="Standard">90,3.667,1.783,-1.884</text:p>
      <text:p text:style-name="Standard">91,2.5,0.875,-1.625</text:p>
      <text:p text:style-name="Standard">92,1.4,2.415,1.015</text:p>
      <text:p text:style-name="Standard">93,0,1.675,1.675</text:p>
      <text:p text:style-name="Standard">94,0.2,0.737,0.537</text:p>
      <text:p text:style-name="Standard">95,2,1.756,-0.244</text:p>
      <text:p text:style-name="Standard">96,3.833,1.575,-2.258</text:p>
      <text:p text:style-name="Standard">97,1.8,1.851,0.051</text:p>
      <text:p text:style-name="Standard">98,2.2,2.745,0.545</text:p>
      <text:p text:style-name="Standard">99,2.8,1.525,-1.275</text:p>
      <text:p text:style-name="Standard">100,3,3.753,0.753</text:p>
      <text:p text:style-name="Standard">1,1,1.645,0.645</text:p>
      <text:p text:style-name="Standard">2,3.5,1.489,-2.011</text:p>
      <text:p text:style-name="Standard">3,3.5,1.445,-2.055</text:p>
      <text:p text:style-name="Standard">4,0.8,1.999,1.199</text:p>
      <text:p text:style-name="Standard">5,2,1.747,-0.253</text:p>
      <text:p text:style-name="Standard">6,1.8,1.897,0.097</text:p>
      <text:p text:style-name="Standard">7,1.2,1.373,0.173</text:p>
      <text:p text:style-name="Standard">8,1.75,0.889,-0.861</text:p>
      <text:p text:style-name="Standard">9,1,2.078,1.078</text:p>
      <text:p text:style-name="Standard">10,1.2,1.668,0.468</text:p>
      <text:p text:style-name="Standard">11,2.833,1.469,-1.364</text:p>
      <text:p text:style-name="Standard">12,0.2,1.696,1.496</text:p>
      <text:p text:style-name="Standard">13,2.4,3.137,0.737</text:p>
      <text:p text:style-name="Standard">14,0.833,1.616,0.783</text:p>
      <text:p text:style-name="Standard">15,2.4,3.193,0.793</text:p>
      <text:p text:style-name="Standard">16,1.333,2.52,1.186</text:p>
      <text:p text:style-name="Standard">17,1,1.859,0.859</text:p>
      <text:p text:style-name="Standard">18,1.333,1.76,0.426</text:p>
      <text:p text:style-name="Standard">19,2.6,1.641,-0.959</text:p>
      <text:p text:style-name="Standard">20,1,1.555,0.555</text:p>
      <text:p text:style-name="Standard">21,1.2,1.169,-0.031</text:p>
      <text:p text:style-name="Standard">22,3,2.754,-0.246</text:p>
      <text:p text:style-name="Standard">23,1.833,1.823,-0.01</text:p>
      <text:p text:style-name="Standard">24,1.75,2.362,0.612</text:p>
      <text:p text:style-name="Standard">25,0.6,0.484,-0.116</text:p>
      <text:p text:style-name="Standard">26,0,0.654,0.654</text:p>
      <text:p text:style-name="Standard">27,3.8,2.109,-1.691</text:p>
      <text:p text:style-name="Standard">28,1,1.478,0.478</text:p>
      <text:p text:style-name="Standard">29,0.286,1.779,1.493</text:p>
      <text:p text:style-name="Standard">30,0.6,2.071,1.471</text:p>
      <text:p text:style-name="Standard">31,1.667,2.711,1.044</text:p>
      <text:p text:style-name="Standard">32,2,2.008,0.008</text:p>
      <text:p text:style-name="Standard">33,3.667,1.67,-1.996</text:p>
      <text:p text:style-name="Standard">34,2.2,2.151,-0.049</text:p>
      <text:p text:style-name="Standard"><text:soft-page-break/>35,0.333,1.509,1.176</text:p>
      <text:p text:style-name="Standard">36,3,2.975,-0.025</text:p>
      <text:p text:style-name="Standard">37,3.333,2.625,-0.708</text:p>
      <text:p text:style-name="Standard">38,1.667,2.183,0.517</text:p>
      <text:p text:style-name="Standard">39,0.6,1.6,1</text:p>
      <text:p text:style-name="Standard">40,1.167,2.298,1.131</text:p>
      <text:p text:style-name="Standard">41,0,1.254,1.254</text:p>
      <text:p text:style-name="Standard">42,1.667,2.124,0.458</text:p>
      <text:p text:style-name="Standard">43,4,1.929,-2.071</text:p>
      <text:p text:style-name="Standard">44,1.8,1.696,-0.104</text:p>
      <text:p text:style-name="Standard">45,0,0.726,0.726</text:p>
      <text:p text:style-name="Standard">46,3.8,2.159,-1.641</text:p>
      <text:p text:style-name="Standard">47,1.2,2.138,0.938</text:p>
      <text:p text:style-name="Standard">48,1.2,2.658,1.458</text:p>
      <text:p text:style-name="Standard">49,1.75,2.219,0.469</text:p>
      <text:p text:style-name="Standard">50,0.167,1.676,1.509</text:p>
      <text:p text:style-name="Standard">51,2.5,2.366,-0.134</text:p>
      <text:p text:style-name="Standard">52,3,2.542,-0.458</text:p>
      <text:p text:style-name="Standard">53,0,0.615,0.615</text:p>
      <text:p text:style-name="Standard">54,2.2,2.346,0.146</text:p>
      <text:p text:style-name="Standard">55,3,3.381,0.381</text:p>
      <text:p text:style-name="Standard">56,1.333,1.566,0.233</text:p>
      <text:p text:style-name="Standard">57,4,2.638,-1.362</text:p>
      <text:p text:style-name="Standard">58,0.6,1.409,0.809</text:p>
      <text:p text:style-name="Standard">59,2.6,1.838,-0.762</text:p>
      <text:p text:style-name="Standard">60,1.5,2.104,0.604</text:p>
      <text:p text:style-name="Standard">61,4.714,2.452,-2.262</text:p>
      <text:p text:style-name="Standard">62,0.333,1.551,1.218</text:p>
      <text:p text:style-name="Standard">63,2.667,1.685,-0.981</text:p>
      <text:p text:style-name="Standard">64,0.2,1.99,1.79</text:p>
      <text:p text:style-name="Standard">65,3,2.631,-0.369</text:p>
      <text:p text:style-name="Standard">66,1.833,2.373,0.539</text:p>
      <text:p text:style-name="Standard">67,0.8,1.604,0.804</text:p>
      <text:p text:style-name="Standard">68,4.6,2.868,-1.732</text:p>
      <text:p text:style-name="Standard">69,1.167,1.435,0.268</text:p>
      <text:p text:style-name="Standard">70,0.75,1.83,1.08</text:p>
      <text:p text:style-name="Standard">71,2.8,1.723,-1.077</text:p>
      <text:p text:style-name="Standard">72,0.2,0.361,0.161</text:p>
      <text:p text:style-name="Standard">73,1.143,1.549,0.406</text:p>
      <text:p text:style-name="Standard">74,2.4,1.638,-0.762</text:p>
      <text:p text:style-name="Standard">75,3.4,1.796,-1.604</text:p>
      <text:p text:style-name="Standard">76,3.667,2.059,-1.608</text:p>
      <text:p text:style-name="Standard">77,1.833,2.292,0.459</text:p>
      <text:p text:style-name="Standard">78,2.167,2.255,0.089</text:p>
      <text:p text:style-name="Standard">79,2.8,1.966,-0.834</text:p>
      <text:p text:style-name="Standard">80,0.333,0.858,0.524</text:p>
      <text:p text:style-name="Standard">81,2.6,0.914,-1.686</text:p>
      <text:p text:style-name="Standard">82,2.6,1.669,-0.931</text:p>
      <text:p text:style-name="Standard">83,3.333,1.786,-1.547</text:p>
      <text:p text:style-name="Standard">84,2,2.003,0.003</text:p>
      <text:p text:style-name="Standard">85,2.333,2.222,-0.111</text:p>
      <text:p text:style-name="Standard"><text:soft-page-break/>86,3.2,2.013,-1.187</text:p>
      <text:p text:style-name="Standard">87,2.5,1.978,-0.522</text:p>
      <text:p text:style-name="Standard">88,4.833,2.426,-2.407</text:p>
      <text:p text:style-name="Standard">89,2.167,2.276,0.109</text:p>
      <text:p text:style-name="Standard">90,1.667,1.67,0.003</text:p>
      <text:p text:style-name="Standard">91,0.333,1.882,1.549</text:p>
      <text:p text:style-name="Standard">92,1.2,1.063,-0.137</text:p>
      <text:p text:style-name="Standard">93,2.6,2.74,0.14</text:p>
      <text:p text:style-name="Standard">94,1.2,2.255,1.055</text:p>
      <text:p text:style-name="Standard">95,3,2.981,-0.019</text:p>
      <text:p text:style-name="Standard">96,1,1.685,0.685</text:p>
      <text:p text:style-name="Standard">97,1.4,1.466,0.066</text:p>
      <text:p text:style-name="Standard">98,1.8,2.033,0.233</text:p>
      <text:p text:style-name="Standard">99,3.167,2.019,-1.148</text:p>
      <text:p text:style-name="Standard">100,3.2,1.983,-1.217</text:p>
      <text:p text:style-name="Standard">1,2,2.527,0.527</text:p>
      <text:p text:style-name="Standard">2,1.667,1.873,0.206</text:p>
      <text:p text:style-name="Standard">3,2.2,1.748,-0.452</text:p>
      <text:p text:style-name="Standard">4,1,3.517,2.517</text:p>
      <text:p text:style-name="Standard">5,2.6,2.564,-0.036</text:p>
      <text:p text:style-name="Standard">6,2.2,2.632,0.432</text:p>
      <text:p text:style-name="Standard">7,1.4,1.841,0.441</text:p>
      <text:p text:style-name="Standard">8,1.833,2.166,0.333</text:p>
      <text:p text:style-name="Standard">9,3.75,2.228,-1.522</text:p>
      <text:p text:style-name="Standard">10,1.833,1.673,-0.16</text:p>
      <text:p text:style-name="Standard">11,1.333,1.688,0.355</text:p>
      <text:p text:style-name="Standard">12,2.75,2.192,-0.558</text:p>
      <text:p text:style-name="Standard">13,3.833,2.262,-1.572</text:p>
      <text:p text:style-name="Standard">14,1,0.622,-0.378</text:p>
      <text:p text:style-name="Standard">15,0.4,2.042,1.642</text:p>
      <text:p text:style-name="Standard">16,4.429,2.687,-1.741</text:p>
      <text:p text:style-name="Standard">17,1.4,1.43,0.03</text:p>
      <text:p text:style-name="Standard">18,3.2,2.236,-0.964</text:p>
      <text:p text:style-name="Standard">19,2.2,2.053,-0.147</text:p>
      <text:p text:style-name="Standard">20,0.333,1.633,1.299</text:p>
      <text:p text:style-name="Standard">21,1.5,1.942,0.442</text:p>
      <text:p text:style-name="Standard">22,3.167,2.726,-0.441</text:p>
      <text:p text:style-name="Standard">23,1.4,1.39,-0.01</text:p>
      <text:p text:style-name="Standard">24,3.25,2.103,-1.147</text:p>
      <text:p text:style-name="Standard">25,0.25,1.476,1.226</text:p>
      <text:p text:style-name="Standard">26,1,1.78,0.78</text:p>
      <text:p text:style-name="Standard">27,0.2,1.434,1.234</text:p>
      <text:p text:style-name="Standard">28,2.833,2.427,-0.406</text:p>
      <text:p text:style-name="Standard">29,2,2.091,0.091</text:p>
      <text:p text:style-name="Standard">30,5,1.908,-3.092</text:p>
      <text:p text:style-name="Standard">31,0.8,1.615,0.815</text:p>
      <text:p text:style-name="Standard">32,1.75,1.537,-0.213</text:p>
      <text:p text:style-name="Standard">33,1.167,2.376,1.209</text:p>
      <text:p text:style-name="Standard">34,5,2.586,-2.414</text:p>
      <text:p text:style-name="Standard">35,2.4,1.49,-0.91</text:p>
      <text:p text:style-name="Standard">36,1.6,2.284,0.684</text:p>
      <text:p text:style-name="Standard"><text:soft-page-break/>37,0,1.89,1.89</text:p>
      <text:p text:style-name="Standard">38,2.4,1.428,-0.972</text:p>
      <text:p text:style-name="Standard">39,1,1.676,0.676</text:p>
      <text:p text:style-name="Standard">40,0.333,2.215,1.882</text:p>
      <text:p text:style-name="Standard">41,1.143,1.988,0.845</text:p>
      <text:p text:style-name="Standard">42,1.4,0.541,-0.859</text:p>
      <text:p text:style-name="Standard">43,2.75,1.756,-0.994</text:p>
      <text:p text:style-name="Standard">44,3.6,2.215,-1.385</text:p>
      <text:p text:style-name="Standard">45,0.667,2.37,1.703</text:p>
      <text:p text:style-name="Standard">46,2.4,2.068,-0.332</text:p>
      <text:p text:style-name="Standard">47,2.2,1.882,-0.318</text:p>
      <text:p text:style-name="Standard">48,2.667,1.421,-1.246</text:p>
      <text:p text:style-name="Standard">49,1.2,2.261,1.061</text:p>
      <text:p text:style-name="Standard">50,1.8,1.62,-0.18</text:p>
      <text:p text:style-name="Standard">51,2.2,1.944,-0.256</text:p>
      <text:p text:style-name="Standard">52,0.5,1.392,0.892</text:p>
      <text:p text:style-name="Standard">53,2.5,2.274,-0.226</text:p>
      <text:p text:style-name="Standard">54,0,1.89,1.89</text:p>
      <text:p text:style-name="Standard">55,1.2,1.582,0.382</text:p>
      <text:p text:style-name="Standard">56,1.4,1.718,0.318</text:p>
      <text:p text:style-name="Standard">57,0.8,1.201,0.401</text:p>
      <text:p text:style-name="Standard">58,4.5,1.703,-2.797</text:p>
      <text:p text:style-name="Standard">59,0.6,2.093,1.493</text:p>
      <text:p text:style-name="Standard">60,4.2,1.99,-2.21</text:p>
      <text:p text:style-name="Standard">61,4.6,2.59,-2.01</text:p>
      <text:p text:style-name="Standard">62,1,1.494,0.494</text:p>
      <text:p text:style-name="Standard">63,1.667,1.936,0.27</text:p>
      <text:p text:style-name="Standard">64,3.167,2.591,-0.575</text:p>
      <text:p text:style-name="Standard">65,1.2,2.171,0.971</text:p>
      <text:p text:style-name="Standard">66,2.4,1.911,-0.489</text:p>
      <text:p text:style-name="Standard">67,4.333,2.072,-2.262</text:p>
      <text:p text:style-name="Standard">68,2,1.454,-0.546</text:p>
      <text:p text:style-name="Standard">69,3.5,2.18,-1.32</text:p>
      <text:p text:style-name="Standard">70,4.333,1.715,-2.618</text:p>
      <text:p text:style-name="Standard">71,2.167,1.469,-0.698</text:p>
      <text:p text:style-name="Standard">72,1.8,1.602,-0.198</text:p>
      <text:p text:style-name="Standard">73,3.667,2.024,-1.642</text:p>
      <text:p text:style-name="Standard">74,2,1.726,-0.274</text:p>
      <text:p text:style-name="Standard">75,0.75,2.195,1.445</text:p>
      <text:p text:style-name="Standard">76,2.4,1.465,-0.935</text:p>
      <text:p text:style-name="Standard">77,2.75,2.366,-0.384</text:p>
      <text:p text:style-name="Standard">78,0.833,1.943,1.109</text:p>
      <text:p text:style-name="Standard">79,2.833,1.48,-1.353</text:p>
      <text:p text:style-name="Standard">80,3,2.49,-0.51</text:p>
      <text:p text:style-name="Standard">81,0.667,0.513,-0.153</text:p>
      <text:p text:style-name="Standard">82,2,2.394,0.394</text:p>
      <text:p text:style-name="Standard">83,1.5,1.876,0.376</text:p>
      <text:p text:style-name="Standard">84,2.833,1.873,-0.96</text:p>
      <text:p text:style-name="Standard">85,1.75,1.585,-0.165</text:p>
      <text:p text:style-name="Standard">86,4.4,2.533,-1.867</text:p>
      <text:p text:style-name="Standard">87,2.2,2.123,-0.077</text:p>
      <text:p text:style-name="Standard"><text:soft-page-break/>88,1,2.088,1.088</text:p>
      <text:p text:style-name="Standard">89,0,1.405,1.405</text:p>
      <text:p text:style-name="Standard">90,0,1.935,1.935</text:p>
      <text:p text:style-name="Standard">91,1,1.875,0.875</text:p>
      <text:p text:style-name="Standard">92,2,2.384,0.384</text:p>
      <text:p text:style-name="Standard">93,0.6,2.154,1.554</text:p>
      <text:p text:style-name="Standard">94,3.2,3.279,0.079</text:p>
      <text:p text:style-name="Standard">95,2,2.33,0.33</text:p>
      <text:p text:style-name="Standard">96,0,1.22,1.22</text:p>
      <text:p text:style-name="Standard">97,4.2,2.091,-2.109</text:p>
      <text:p text:style-name="Standard">98,1.75,2.961,1.211</text:p>
      <text:p text:style-name="Standard">99,0.5,2.045,1.545</text:p>
      <text:p text:style-name="Standard">100,2,2.121,0.121</text:p>
      <text:p text:style-name="Standard">1,2,2.399,0.399</text:p>
      <text:p text:style-name="Standard">2,2.6,1.38,-1.22</text:p>
      <text:p text:style-name="Standard">3,3.75,2.15,-1.6</text:p>
      <text:p text:style-name="Standard">4,1.667,1.463,-0.204</text:p>
      <text:p text:style-name="Standard">5,0.333,2.243,1.909</text:p>
      <text:p text:style-name="Standard">6,0.167,1.387,1.22</text:p>
      <text:p text:style-name="Standard">7,2.6,2.38,-0.22</text:p>
      <text:p text:style-name="Standard">8,3.333,2.926,-0.407</text:p>
      <text:p text:style-name="Standard">9,4,2.429,-1.571</text:p>
      <text:p text:style-name="Standard">10,3.4,2.423,-0.977</text:p>
      <text:p text:style-name="Standard">11,2.8,2.006,-0.794</text:p>
      <text:p text:style-name="Standard">12,1.167,1.977,0.81</text:p>
      <text:p text:style-name="Standard">13,1.5,2.087,0.587</text:p>
      <text:p text:style-name="Standard">14,1,1.421,0.421</text:p>
      <text:p text:style-name="Standard">15,1.25,1.872,0.622</text:p>
      <text:p text:style-name="Standard">16,0.667,0.965,0.298</text:p>
      <text:p text:style-name="Standard">17,0.6,2.099,1.499</text:p>
      <text:p text:style-name="Standard">18,2.25,2.473,0.223</text:p>
      <text:p text:style-name="Standard">19,1.4,2.057,0.657</text:p>
      <text:p text:style-name="Standard">20,2,1.154,-0.846</text:p>
      <text:p text:style-name="Standard">21,1,1.905,0.905</text:p>
      <text:p text:style-name="Standard">22,1.25,2.039,0.789</text:p>
      <text:p text:style-name="Standard">23,1.25,1.34,0.09</text:p>
      <text:p text:style-name="Standard">24,1.4,1.646,0.246</text:p>
      <text:p text:style-name="Standard">25,2.4,2.961,0.561</text:p>
      <text:p text:style-name="Standard">26,1.5,2.036,0.536</text:p>
      <text:p text:style-name="Standard">27,1.4,2.023,0.623</text:p>
      <text:p text:style-name="Standard">28,0.333,1.594,1.26</text:p>
      <text:p text:style-name="Standard">29,2.833,2.815,-0.018</text:p>
      <text:p text:style-name="Standard">30,2,2.346,0.346</text:p>
      <text:p text:style-name="Standard">31,3.4,3.193,-0.207</text:p>
      <text:p text:style-name="Standard">32,1.8,1.677,-0.123</text:p>
      <text:p text:style-name="Standard">33,1.2,1.22,0.02</text:p>
      <text:p text:style-name="Standard">34,2.8,1.351,-1.449</text:p>
      <text:p text:style-name="Standard">35,2,1.602,-0.398</text:p>
      <text:p text:style-name="Standard">36,2,2.352,0.352</text:p>
      <text:p text:style-name="Standard">37,3,2.599,-0.401</text:p>
      <text:p text:style-name="Standard">38,1,1.866,0.866</text:p>
      <text:p text:style-name="Standard"><text:soft-page-break/>39,0.8,1.292,0.492</text:p>
      <text:p text:style-name="Standard">40,4,2.358,-1.642</text:p>
      <text:p text:style-name="Standard">41,1,2.524,1.524</text:p>
      <text:p text:style-name="Standard">42,0.833,2.081,1.248</text:p>
      <text:p text:style-name="Standard">43,2.25,1.757,-0.493</text:p>
      <text:p text:style-name="Standard">44,2.8,1.59,-1.21</text:p>
      <text:p text:style-name="Standard">45,1.25,2.022,0.772</text:p>
      <text:p text:style-name="Standard">46,1.833,1.847,0.014</text:p>
      <text:p text:style-name="Standard">47,3,2.452,-0.548</text:p>
      <text:p text:style-name="Standard">48,1.2,1.704,0.504</text:p>
      <text:p text:style-name="Standard">49,1.8,1.986,0.186</text:p>
      <text:p text:style-name="Standard">50,0.667,2.164,1.498</text:p>
      <text:p text:style-name="Standard">51,2.6,2.598,-0.002</text:p>
      <text:p text:style-name="Standard">52,0.8,3.177,2.377</text:p>
      <text:p text:style-name="Standard">53,1.167,2.207,1.04</text:p>
      <text:p text:style-name="Standard">54,3.5,2.098,-1.402</text:p>
      <text:p text:style-name="Standard">55,0.6,1.213,0.613</text:p>
      <text:p text:style-name="Standard">56,1.6,2.616,1.016</text:p>
      <text:p text:style-name="Standard">57,1.4,1.89,0.49</text:p>
      <text:p text:style-name="Standard">58,2.4,1.325,-1.075</text:p>
      <text:p text:style-name="Standard">59,4.4,1.929,-2.471</text:p>
      <text:p text:style-name="Standard">60,0.2,0.628,0.428</text:p>
      <text:p text:style-name="Standard">61,2.25,2.512,0.262</text:p>
      <text:p text:style-name="Standard">62,2,1.922,-0.078</text:p>
      <text:p text:style-name="Standard">63,1.167,1.905,0.738</text:p>
      <text:p text:style-name="Standard">64,2,1.976,-0.024</text:p>
      <text:p text:style-name="Standard">65,2.333,2.222,-0.111</text:p>
      <text:p text:style-name="Standard">66,0.6,1.575,0.975</text:p>
      <text:p text:style-name="Standard">67,1,1.518,0.518</text:p>
      <text:p text:style-name="Standard">68,0.8,1.202,0.402</text:p>
      <text:p text:style-name="Standard">69,2.667,2.789,0.122</text:p>
      <text:p text:style-name="Standard">70,3.8,2.385,-1.415</text:p>
      <text:p text:style-name="Standard">71,1.667,1.961,0.294</text:p>
      <text:p text:style-name="Standard">72,1,1.258,0.258</text:p>
      <text:p text:style-name="Standard">73,0.75,1.863,1.113</text:p>
      <text:p text:style-name="Standard">74,2.667,2.648,-0.018</text:p>
      <text:p text:style-name="Standard">75,1.6,2.47,0.87</text:p>
      <text:p text:style-name="Standard">76,0.8,1.447,0.647</text:p>
      <text:p text:style-name="Standard">77,4.833,1.499,-3.334</text:p>
      <text:p text:style-name="Standard">78,3.25,2.477,-0.773</text:p>
      <text:p text:style-name="Standard">79,3.4,2.718,-0.682</text:p>
      <text:p text:style-name="Standard">80,0.667,1.647,0.981</text:p>
      <text:p text:style-name="Standard">81,0.4,1.804,1.404</text:p>
      <text:p text:style-name="Standard">82,1.5,2.398,0.898</text:p>
      <text:p text:style-name="Standard">83,3.667,1.834,-1.833</text:p>
      <text:p text:style-name="Standard">84,2.2,1.755,-0.445</text:p>
      <text:p text:style-name="Standard">85,0.833,2.16,1.327</text:p>
      <text:p text:style-name="Standard">86,3.833,2.837,-0.996</text:p>
      <text:p text:style-name="Standard">87,3,2.887,-0.113</text:p>
      <text:p text:style-name="Standard">88,1.4,2.078,0.678</text:p>
      <text:p text:style-name="Standard">89,1.333,2.093,0.76</text:p>
      <text:p text:style-name="Standard"><text:soft-page-break/>90,1.2,2.116,0.916</text:p>
      <text:p text:style-name="Standard">91,0.4,2.035,1.635</text:p>
      <text:p text:style-name="Standard">92,1.2,2.279,1.079</text:p>
      <text:p text:style-name="Standard">93,3.167,1.509,-1.658</text:p>
      <text:p text:style-name="Standard">94,3.8,2.127,-1.673</text:p>
      <text:p text:style-name="Standard">95,2.5,2.865,0.365</text:p>
      <text:p text:style-name="Standard">96,0.25,1.356,1.106</text:p>
      <text:p text:style-name="Standard">97,0.6,2.201,1.601</text:p>
      <text:p text:style-name="Standard">98,2.667,1.74,-0.926</text:p>
      <text:p text:style-name="Standard">99,2.6,1.628,-0.972</text:p>
      <text:p text:style-name="Standard">100,3,1.679,-1.321</text:p>
      <text:p text:style-name="Standard">1,3.167,1.985,-1.182</text:p>
      <text:p text:style-name="Standard">2,1,1.994,0.994</text:p>
      <text:p text:style-name="Standard">3,3.167,2.057,-1.109</text:p>
      <text:p text:style-name="Standard">4,2,1.951,-0.049</text:p>
      <text:p text:style-name="Standard">5,3.25,2.382,-0.868</text:p>
      <text:p text:style-name="Standard">6,2.5,1.124,-1.376</text:p>
      <text:p text:style-name="Standard">7,1,1.869,0.869</text:p>
      <text:p text:style-name="Standard">8,1,1.439,0.439</text:p>
      <text:p text:style-name="Standard">9,1.2,1.74,0.54</text:p>
      <text:p text:style-name="Standard">10,1,1.955,0.955</text:p>
      <text:p text:style-name="Standard">11,1.5,1.64,0.14</text:p>
      <text:p text:style-name="Standard">12,1,1.775,0.775</text:p>
      <text:p text:style-name="Standard">13,2.6,1.708,-0.892</text:p>
      <text:p text:style-name="Standard">14,0.2,3.043,2.843</text:p>
      <text:p text:style-name="Standard">15,1.6,1.811,0.211</text:p>
      <text:p text:style-name="Standard">16,2,2.376,0.376</text:p>
      <text:p text:style-name="Standard">17,3.2,2.892,-0.308</text:p>
      <text:p text:style-name="Standard">18,1.5,2.202,0.702</text:p>
      <text:p text:style-name="Standard">19,4.2,2.3,-1.9</text:p>
      <text:p text:style-name="Standard">20,1,1.24,0.24</text:p>
      <text:p text:style-name="Standard">21,2.667,2.474,-0.192</text:p>
      <text:p text:style-name="Standard">22,0.333,2.095,1.761</text:p>
      <text:p text:style-name="Standard">23,1.4,2.106,0.706</text:p>
      <text:p text:style-name="Standard">24,1,1.904,0.904</text:p>
      <text:p text:style-name="Standard">25,0,1.458,1.458</text:p>
      <text:p text:style-name="Standard">26,0.4,2.003,1.603</text:p>
      <text:p text:style-name="Standard">27,1,1.713,0.713</text:p>
      <text:p text:style-name="Standard">28,2,2.235,0.235</text:p>
      <text:p text:style-name="Standard">29,1,1.845,0.845</text:p>
      <text:p text:style-name="Standard">30,0,1.976,1.976</text:p>
      <text:p text:style-name="Standard">31,4.8,2.558,-2.242</text:p>
      <text:p text:style-name="Standard">32,0.833,2.009,1.176</text:p>
      <text:p text:style-name="Standard">33,0.4,1.865,1.465</text:p>
      <text:p text:style-name="Standard">34,1,1.55,0.55</text:p>
      <text:p text:style-name="Standard">35,1.2,1.845,0.645</text:p>
      <text:p text:style-name="Standard">36,1.167,1.643,0.476</text:p>
      <text:p text:style-name="Standard">37,3.8,2.714,-1.086</text:p>
      <text:p text:style-name="Standard">38,0.8,2.012,1.212</text:p>
      <text:p text:style-name="Standard">39,1.2,2,0.8</text:p>
      <text:p text:style-name="Standard">40,3.8,2.977,-0.823</text:p>
      <text:p text:style-name="Standard"><text:soft-page-break/>41,1.8,2.203,0.403</text:p>
      <text:p text:style-name="Standard">42,1.2,2.418,1.218</text:p>
      <text:p text:style-name="Standard">43,3.2,2.078,-1.122</text:p>
      <text:p text:style-name="Standard">44,2.8,2.653,-0.147</text:p>
      <text:p text:style-name="Standard">45,0.8,1.615,0.815</text:p>
      <text:p text:style-name="Standard">46,0.4,2.443,2.043</text:p>
      <text:p text:style-name="Standard">47,3.5,2.961,-0.539</text:p>
      <text:p text:style-name="Standard">48,0.2,1.567,1.367</text:p>
      <text:p text:style-name="Standard">49,1.6,2.436,0.836</text:p>
      <text:p text:style-name="Standard">50,1.167,2.065,0.898</text:p>
      <text:p text:style-name="Standard">51,1,1.462,0.462</text:p>
      <text:p text:style-name="Standard">52,2,2.067,0.067</text:p>
      <text:p text:style-name="Standard">53,1.667,1.955,0.288</text:p>
      <text:p text:style-name="Standard">54,1.5,2.345,0.845</text:p>
      <text:p text:style-name="Standard">55,1.167,1.567,0.401</text:p>
      <text:p text:style-name="Standard">56,0.4,2.191,1.791</text:p>
      <text:p text:style-name="Standard">57,2.25,1.86,-0.39</text:p>
      <text:p text:style-name="Standard">58,1.167,2.035,0.869</text:p>
      <text:p text:style-name="Standard">59,1.5,1.732,0.232</text:p>
      <text:p text:style-name="Standard">60,0.6,1.983,1.383</text:p>
      <text:p text:style-name="Standard">61,2.333,2.588,0.255</text:p>
      <text:p text:style-name="Standard">62,2.6,2.69,0.09</text:p>
      <text:p text:style-name="Standard">63,1.333,1.489,0.155</text:p>
      <text:p text:style-name="Standard">64,1.2,1.269,0.069</text:p>
      <text:p text:style-name="Standard">65,1,2.379,1.379</text:p>
      <text:p text:style-name="Standard">66,3.667,1.858,-1.809</text:p>
      <text:p text:style-name="Standard">67,1.167,1.652,0.485</text:p>
      <text:p text:style-name="Standard">68,1.25,2.117,0.867</text:p>
      <text:p text:style-name="Standard">69,4.667,2.793,-1.874</text:p>
      <text:p text:style-name="Standard">70,2.8,2.288,-0.512</text:p>
      <text:p text:style-name="Standard">71,0.6,2.019,1.419</text:p>
      <text:p text:style-name="Standard">72,2.167,2.145,-0.022</text:p>
      <text:p text:style-name="Standard">73,2,1.945,-0.055</text:p>
      <text:p text:style-name="Standard">74,2.6,2.597,-0.003</text:p>
      <text:p text:style-name="Standard">75,1.8,1.674,-0.126</text:p>
      <text:p text:style-name="Standard">76,3.333,2.534,-0.799</text:p>
      <text:p text:style-name="Standard">77,2,1.846,-0.154</text:p>
      <text:p text:style-name="Standard">78,2.2,2.05,-0.15</text:p>
      <text:p text:style-name="Standard">79,1.833,2.261,0.428</text:p>
      <text:p text:style-name="Standard">80,1.333,2.521,1.187</text:p>
      <text:p text:style-name="Standard">81,3,1.708,-1.292</text:p>
      <text:p text:style-name="Standard">82,1,1.382,0.382</text:p>
      <text:p text:style-name="Standard">83,2.4,2.063,-0.337</text:p>
      <text:p text:style-name="Standard">84,2.333,1.464,-0.87</text:p>
      <text:p text:style-name="Standard">85,0.667,1.469,0.802</text:p>
      <text:p text:style-name="Standard">86,1.4,1.699,0.299</text:p>
      <text:p text:style-name="Standard">87,1.8,2.3,0.5</text:p>
      <text:p text:style-name="Standard">88,1.333,2.118,0.785</text:p>
      <text:p text:style-name="Standard">89,0,2.127,2.127</text:p>
      <text:p text:style-name="Standard">90,1.6,1.481,-0.119</text:p>
      <text:p text:style-name="Standard">91,0.833,1.662,0.829</text:p>
      <text:p text:style-name="Standard"><text:soft-page-break/>92,2,0.852,-1.148</text:p>
      <text:p text:style-name="Standard">93,1.6,1.731,0.131</text:p>
      <text:p text:style-name="Standard">94,0.167,0.71,0.543</text:p>
      <text:p text:style-name="Standard">95,1.6,2.273,0.673</text:p>
      <text:p text:style-name="Standard">96,1.2,3.23,2.03</text:p>
      <text:p text:style-name="Standard">97,0.6,1.623,1.023</text:p>
      <text:p text:style-name="Standard">98,0.667,0.537,-0.129</text:p>
      <text:p text:style-name="Standard">99,0,1.462,1.462</text:p>
      <text:p text:style-name="Standard">100,1.6,1.933,0.333</text:p>
      <text:p text:style-name="Standard">1,1.833,1.802,-0.031</text:p>
      <text:p text:style-name="Standard">2,1.6,1.214,-0.386</text:p>
      <text:p text:style-name="Standard">3,1.667,1.938,0.271</text:p>
      <text:p text:style-name="Standard">4,3,1.565,-1.435</text:p>
      <text:p text:style-name="Standard">5,0,0.416,0.416</text:p>
      <text:p text:style-name="Standard">6,1,2.439,1.439</text:p>
      <text:p text:style-name="Standard">7,2.833,2.152,-0.681</text:p>
      <text:p text:style-name="Standard">8,1,2.288,1.288</text:p>
      <text:p text:style-name="Standard">9,1.833,2.254,0.42</text:p>
      <text:p text:style-name="Standard">10,1,2.161,1.161</text:p>
      <text:p text:style-name="Standard">11,0.8,1.34,0.54</text:p>
      <text:p text:style-name="Standard">12,2,1.957,-0.043</text:p>
      <text:p text:style-name="Standard">13,2.75,2.126,-0.624</text:p>
      <text:p text:style-name="Standard">14,1.667,2.212,0.545</text:p>
      <text:p text:style-name="Standard">15,1.4,2.121,0.721</text:p>
      <text:p text:style-name="Standard">16,2.75,1.624,-1.126</text:p>
      <text:p text:style-name="Standard">17,2.6,1.118,-1.482</text:p>
      <text:p text:style-name="Standard">18,2,2.005,0.005</text:p>
      <text:p text:style-name="Standard">19,1.667,1.691,0.024</text:p>
      <text:p text:style-name="Standard">20,2,2.188,0.188</text:p>
      <text:p text:style-name="Standard">21,1.8,2.742,0.942</text:p>
      <text:p text:style-name="Standard">22,0,1.08,1.08</text:p>
      <text:p text:style-name="Standard">23,1.75,2.606,0.856</text:p>
      <text:p text:style-name="Standard">24,3,1.911,-1.089</text:p>
      <text:p text:style-name="Standard">25,3.333,1.671,-1.663</text:p>
      <text:p text:style-name="Standard">26,0,1.646,1.646</text:p>
      <text:p text:style-name="Standard">27,3,2.727,-0.273</text:p>
      <text:p text:style-name="Standard">28,2.5,2.426,-0.074</text:p>
      <text:p text:style-name="Standard">29,2.4,2.073,-0.327</text:p>
      <text:p text:style-name="Standard">30,2,2.356,0.356</text:p>
      <text:p text:style-name="Standard">31,1.167,1.743,0.576</text:p>
      <text:p text:style-name="Standard">32,2.2,1.745,-0.455</text:p>
      <text:p text:style-name="Standard">33,0.333,1.623,1.29</text:p>
      <text:p text:style-name="Standard">34,4.6,1.463,-3.137</text:p>
      <text:p text:style-name="Standard">35,0.167,0.489,0.323</text:p>
      <text:p text:style-name="Standard">36,1.6,2.32,0.72</text:p>
      <text:p text:style-name="Standard">37,2,2.523,0.523</text:p>
      <text:p text:style-name="Standard">38,1.2,2.229,1.029</text:p>
      <text:p text:style-name="Standard">39,2.4,2.27,-0.13</text:p>
      <text:p text:style-name="Standard">40,2,1.894,-0.106</text:p>
      <text:p text:style-name="Standard">41,1.4,2.812,1.412</text:p>
      <text:p text:style-name="Standard">42,1.714,2.08,0.366</text:p>
      <text:p text:style-name="Standard"><text:soft-page-break/>43,3.6,1.762,-1.838</text:p>
      <text:p text:style-name="Standard">44,0.6,2.608,2.008</text:p>
      <text:p text:style-name="Standard">45,2.25,1.163,-1.087</text:p>
      <text:p text:style-name="Standard">46,1.333,2.742,1.409</text:p>
      <text:p text:style-name="Standard">47,4.4,3.123,-1.277</text:p>
      <text:p text:style-name="Standard">48,2.2,2.954,0.754</text:p>
      <text:p text:style-name="Standard">49,2.5,1.303,-1.197</text:p>
      <text:p text:style-name="Standard">50,4.167,2.732,-1.435</text:p>
      <text:p text:style-name="Standard">51,0.8,1.633,0.833</text:p>
      <text:p text:style-name="Standard">52,4.4,1.452,-2.948</text:p>
      <text:p text:style-name="Standard">53,1.5,1.498,-0.002</text:p>
      <text:p text:style-name="Standard">54,0.333,1.242,0.908</text:p>
      <text:p text:style-name="Standard">55,1.167,1.755,0.589</text:p>
      <text:p text:style-name="Standard">56,2,1.379,-0.621</text:p>
      <text:p text:style-name="Standard">57,0.833,2.049,1.215</text:p>
      <text:p text:style-name="Standard">58,3,1.408,-1.592</text:p>
      <text:p text:style-name="Standard">59,1.167,2.137,0.971</text:p>
      <text:p text:style-name="Standard">60,1.667,2.395,0.729</text:p>
      <text:p text:style-name="Standard">61,1.5,1.498,-0.002</text:p>
      <text:p text:style-name="Standard">62,3,2.206,-0.794</text:p>
      <text:p text:style-name="Standard">63,2.25,2.639,0.389</text:p>
      <text:p text:style-name="Standard">64,0.4,1.192,0.792</text:p>
      <text:p text:style-name="Standard">65,1,1.44,0.44</text:p>
      <text:p text:style-name="Standard">66,4.6,2.575,-2.025</text:p>
      <text:p text:style-name="Standard">67,2.333,1.516,-0.818</text:p>
      <text:p text:style-name="Standard">68,2.167,2.431,0.264</text:p>
      <text:p text:style-name="Standard">69,2.8,2.143,-0.657</text:p>
      <text:p text:style-name="Standard">70,2.167,1.704,-0.463</text:p>
      <text:p text:style-name="Standard">71,1,1.91,0.91</text:p>
      <text:p text:style-name="Standard">72,0.833,2.043,1.209</text:p>
      <text:p text:style-name="Standard">73,4.8,3.691,-1.109</text:p>
      <text:p text:style-name="Standard">74,4,2.483,-1.517</text:p>
      <text:p text:style-name="Standard">75,1.167,1.22,0.053</text:p>
      <text:p text:style-name="Standard">76,4.5,2.28,-2.22</text:p>
      <text:p text:style-name="Standard">77,1.4,1.593,0.193</text:p>
      <text:p text:style-name="Standard">78,2.8,1.62,-1.18</text:p>
      <text:p text:style-name="Standard">79,1.8,1.737,-0.063</text:p>
      <text:p text:style-name="Standard">80,3.286,2.35,-0.936</text:p>
      <text:p text:style-name="Standard">81,4.167,2.686,-1.481</text:p>
      <text:p text:style-name="Standard">82,3.833,1.678,-2.155</text:p>
      <text:p text:style-name="Standard">83,3.6,2.146,-1.454</text:p>
      <text:p text:style-name="Standard">84,1.333,2.218,0.884</text:p>
      <text:p text:style-name="Standard">85,0.833,1.619,0.786</text:p>
      <text:p text:style-name="Standard">86,0.167,1.488,1.321</text:p>
      <text:p text:style-name="Standard">87,3.6,2.438,-1.162</text:p>
      <text:p text:style-name="Standard">88,2.6,1.858,-0.742</text:p>
      <text:p text:style-name="Standard">89,1.667,1.407,-0.26</text:p>
      <text:p text:style-name="Standard">90,2.4,2.713,0.313</text:p>
      <text:p text:style-name="Standard">91,0.167,1.876,1.709</text:p>
      <text:p text:style-name="Standard">92,3.833,1.787,-2.046</text:p>
      <text:p text:style-name="Standard">93,4.167,1.77,-2.397</text:p>
      <text:p text:style-name="Standard"><text:soft-page-break/>94,2.8,2.105,-0.695</text:p>
      <text:p text:style-name="Standard">95,2.5,2.583,0.083</text:p>
      <text:p text:style-name="Standard">96,3.6,2.568,-1.032</text:p>
      <text:p text:style-name="Standard">97,1.4,2.334,0.934</text:p>
      <text:p text:style-name="Standard">98,1,2.035,1.035</text:p>
      <text:p text:style-name="Standard">99,2.5,1.901,-0.599</text:p>
      <text:p text:style-name="Standard">100,2.8,2.002,-0.798</text:p>
      <text:p text:style-name="Standard">1,2.75,2.248,-0.502</text:p>
      <text:p text:style-name="Standard">2,3.167,2.758,-0.409</text:p>
      <text:p text:style-name="Standard">3,3.833,3.058,-0.775</text:p>
      <text:p text:style-name="Standard">4,2.167,1.563,-0.604</text:p>
      <text:p text:style-name="Standard">5,3.167,2.304,-0.862</text:p>
      <text:p text:style-name="Standard">6,0.6,1.983,1.383</text:p>
      <text:p text:style-name="Standard">7,2.667,1.841,-0.825</text:p>
      <text:p text:style-name="Standard">8,0.667,1.128,0.461</text:p>
      <text:p text:style-name="Standard">9,3.5,2.188,-1.312</text:p>
      <text:p text:style-name="Standard">10,2.8,2.46,-0.34</text:p>
      <text:p text:style-name="Standard">11,0.5,1.623,1.123</text:p>
      <text:p text:style-name="Standard">12,1,2.026,1.026</text:p>
      <text:p text:style-name="Standard">13,4.333,1.377,-2.956</text:p>
      <text:p text:style-name="Standard">14,2.2,1.508,-0.692</text:p>
      <text:p text:style-name="Standard">15,3,1.861,-1.139</text:p>
      <text:p text:style-name="Standard">16,1,1.712,0.712</text:p>
      <text:p text:style-name="Standard">17,1,1.579,0.579</text:p>
      <text:p text:style-name="Standard">18,2.75,2.102,-0.648</text:p>
      <text:p text:style-name="Standard">19,2,1.43,-0.57</text:p>
      <text:p text:style-name="Standard">20,0,0.679,0.679</text:p>
      <text:p text:style-name="Standard">21,4.2,2.118,-2.082</text:p>
      <text:p text:style-name="Standard">22,2,1.523,-0.477</text:p>
      <text:p text:style-name="Standard">23,4.2,1.924,-2.276</text:p>
      <text:p text:style-name="Standard">24,1.667,1.815,0.149</text:p>
      <text:p text:style-name="Standard">25,1.6,2.009,0.409</text:p>
      <text:p text:style-name="Standard">26,1,1.768,0.768</text:p>
      <text:p text:style-name="Standard">27,4.333,1.946,-2.387</text:p>
      <text:p text:style-name="Standard">28,0.833,1.6,0.766</text:p>
      <text:p text:style-name="Standard">29,2.4,1.995,-0.405</text:p>
      <text:p text:style-name="Standard">30,1.5,1.442,-0.058</text:p>
      <text:p text:style-name="Standard">31,0,0.625,0.625</text:p>
      <text:p text:style-name="Standard">32,1.4,1.112,-0.288</text:p>
      <text:p text:style-name="Standard">33,2,1.365,-0.635</text:p>
      <text:p text:style-name="Standard">34,3,2.263,-0.737</text:p>
      <text:p text:style-name="Standard">35,3.8,1.931,-1.869</text:p>
      <text:p text:style-name="Standard">36,0.5,1.634,1.134</text:p>
      <text:p text:style-name="Standard">37,2.6,1.801,-0.799</text:p>
      <text:p text:style-name="Standard">38,1.667,1.56,-0.107</text:p>
      <text:p text:style-name="Standard">39,0,0.39,0.39</text:p>
      <text:p text:style-name="Standard">40,4,2.887,-1.113</text:p>
      <text:p text:style-name="Standard">41,1.833,2.516,0.683</text:p>
      <text:p text:style-name="Standard">42,3,1.175,-1.825</text:p>
      <text:p text:style-name="Standard">43,0,0.972,0.972</text:p>
      <text:p text:style-name="Standard">44,0.4,1.712,1.312</text:p>
      <text:p text:style-name="Standard"><text:soft-page-break/>45,3.8,2.77,-1.03</text:p>
      <text:p text:style-name="Standard">46,2.8,2.09,-0.71</text:p>
      <text:p text:style-name="Standard">47,1.8,2.032,0.232</text:p>
      <text:p text:style-name="Standard">48,0.286,1.7,1.414</text:p>
      <text:p text:style-name="Standard">49,0.667,1.694,1.027</text:p>
      <text:p text:style-name="Standard">50,2.4,2.204,-0.196</text:p>
      <text:p text:style-name="Standard">51,1,1.159,0.159</text:p>
      <text:p text:style-name="Standard">52,2.6,1.572,-1.028</text:p>
      <text:p text:style-name="Standard">53,3,2.216,-0.784</text:p>
      <text:p text:style-name="Standard">54,0.2,0.892,0.692</text:p>
      <text:p text:style-name="Standard">55,0.167,1.168,1.002</text:p>
      <text:p text:style-name="Standard">56,1,1.636,0.636</text:p>
      <text:p text:style-name="Standard">57,4.5,1.713,-2.787</text:p>
      <text:p text:style-name="Standard">58,1.8,1.52,-0.28</text:p>
      <text:p text:style-name="Standard">59,2.8,2.31,-0.49</text:p>
      <text:p text:style-name="Standard">60,0.167,2.895,2.728</text:p>
      <text:p text:style-name="Standard">61,3.8,2.526,-1.274</text:p>
      <text:p text:style-name="Standard">62,0.4,1.717,1.317</text:p>
      <text:p text:style-name="Standard">63,3.4,2.589,-0.811</text:p>
      <text:p text:style-name="Standard">64,2,2.015,0.015</text:p>
      <text:p text:style-name="Standard">65,2.8,1.634,-1.166</text:p>
      <text:p text:style-name="Standard">66,1,2.437,1.437</text:p>
      <text:p text:style-name="Standard">67,0.167,1.095,0.929</text:p>
      <text:p text:style-name="Standard">68,2,2.28,0.28</text:p>
      <text:p text:style-name="Standard">69,2,2.575,0.575</text:p>
      <text:p text:style-name="Standard">70,3.333,2.957,-0.376</text:p>
      <text:p text:style-name="Standard">71,0.8,1.798,0.998</text:p>
      <text:p text:style-name="Standard">72,3.333,1.919,-1.415</text:p>
      <text:p text:style-name="Standard">73,2.6,2.147,-0.453</text:p>
      <text:p text:style-name="Standard">74,1.4,2.832,1.432</text:p>
      <text:p text:style-name="Standard">75,0,1.549,1.549</text:p>
      <text:p text:style-name="Standard">76,1.8,1.93,0.13</text:p>
      <text:p text:style-name="Standard">77,2.2,1.824,-0.376</text:p>
      <text:p text:style-name="Standard">78,1.75,1.09,-0.66</text:p>
      <text:p text:style-name="Standard">79,1,1.674,0.674</text:p>
      <text:p text:style-name="Standard">80,3,1.462,-1.538</text:p>
      <text:p text:style-name="Standard">81,1.833,1.854,0.02</text:p>
      <text:p text:style-name="Standard">82,2,2.213,0.213</text:p>
      <text:p text:style-name="Standard">83,1.8,1.479,-0.321</text:p>
      <text:p text:style-name="Standard">84,2.8,2.457,-0.343</text:p>
      <text:p text:style-name="Standard">85,1.4,2.034,0.634</text:p>
      <text:p text:style-name="Standard">86,0.2,1.449,1.249</text:p>
      <text:p text:style-name="Standard">87,3,2.647,-0.353</text:p>
      <text:p text:style-name="Standard">88,4.2,3.16,-1.04</text:p>
      <text:p text:style-name="Standard">89,1.6,1.619,0.019</text:p>
      <text:p text:style-name="Standard">90,3.2,1.997,-1.203</text:p>
      <text:p text:style-name="Standard">91,2.2,1.876,-0.324</text:p>
      <text:p text:style-name="Standard">92,2.667,1.745,-0.922</text:p>
      <text:p text:style-name="Standard">93,1.833,1.615,-0.218</text:p>
      <text:p text:style-name="Standard">94,1,2.216,1.216</text:p>
      <text:p text:style-name="Standard">95,1.2,1.621,0.421</text:p>
      <text:p text:style-name="Standard"><text:soft-page-break/>96,3.8,2.93,-0.87</text:p>
      <text:p text:style-name="Standard">97,1,1.729,0.729</text:p>
      <text:p text:style-name="Standard">98,1,1.733,0.733</text:p>
      <text:p text:style-name="Standard">99,4,2.958,-1.042</text:p>
      <text:p text:style-name="Standard">100,1.6,2.105,0.505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4558</text:p>
      <text:p text:style-name="Standard">Mean absolute error <text:s text:c="21"/>0.8627</text:p>
      <text:p text:style-name="Standard">Root mean squared error <text:s text:c="17"/>1.0562</text:p>
      <text:p text:style-name="Standard">Relative absolute error <text:s text:c="16"/>87.9791 %</text:p>
      <text:p text:style-name="Standard">Root relative squared error <text:s text:c="12"/>88.8926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4T13:19:34</meta:creation-date>
    <meta:document-statistic meta:table-count="0" meta:image-count="0" meta:object-count="0" meta:page-count="21" meta:paragraph-count="1024" meta:word-count="1087" meta:character-count="19086"/>
    <dc:date>2014-11-24T13:20:12</dc:date>
    <dc:creator>amita misra</dc:creator>
    <meta:editing-duration>PT38S</meta:editing-duration>
    <meta:editing-cycles>1</meta:editing-cycles>
    <meta:generator>OpenOffice/4.1.0$Unix OpenOffice.org_project/410m18$Build-9764</meta:generator>
  </office:meta>
</office:document-meta>
</file>